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.035cm" draw:stroke-linejoin="miter" draw:fill="none" draw:textarea-vertical-align="top" draw:auto-grow-height="false" draw:fit-to-size="false" fo:min-height="14.086cm" fo:min-width="23.315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fo:min-height="14.086cm" fo:min-width="23.569cm" fo:padding-top="0.381cm" fo:padding-bottom="0.381cm" fo:padding-left="0.508cm" fo:padding-right="0.508cm" fo:wrap-option="wrap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fo:min-height="14.086cm" fo:min-width="23.315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9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9">
      <style:graphic-properties draw:stroke="solid" svg:stroke-width="0.035cm" svg:stroke-color="#9c3510" draw:fill="solid" draw:fill-color="#d34817" draw:textarea-vertical-align="middle" draw:auto-grow-height="false" draw:fit-to-size="false" fo:min-height="4.262cm" fo:min-width="12.2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fill="bitmap" draw:fill-image-name="msFillBitmap_20_1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2.497cm" fo:min-width="11.14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>
      <style:graphic-properties draw:stroke="none" draw:fill="none" fo:min-height="18.152cm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1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26cm" svg:stroke-color="#000000" draw:fill="bitmap" draw:fill-image-name="msFillBitmap_20_1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1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1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notes">
      <style:graphic-properties draw:fill-color="#ffffff" fo:min-height="13.364cm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title">
      <style:graphic-properties fo:min-height="1.776cm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6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top="0.226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20" style:family="paragraph">
      <style:paragraph-properties fo:margin-top="0cm" fo:margin-bottom="0cm" fo:line-height="120%" fo:text-align="start" style:writing-mode="lr-tb"/>
    </style:style>
    <style:style style:name="P21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6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7" style:family="paragraph">
      <style:paragraph-properties fo:margin-top="0cm" fo:margin-bottom="0cm" fo:line-height="90%" fo:text-align="start" style:writing-mode="lr-tb"/>
    </style:style>
    <style:style style:name="P28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writing-mode="rl-tb"/>
    </style:style>
    <style:style style:name="P31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1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2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4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5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none"/>
      <style:paragraph-properties fo:text-align="start" style:font-independent-line-spacing="true"/>
      <style:text-properties style:font-name="Times New Roman" fo:font-size="26pt"/>
    </style:style>
    <style:style style:name="P4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P48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49" style:family="paragraph">
      <loext:graphic-properties draw:fill="bitmap" draw:fill-image-name="msFillBitmap_20_15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50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Courier New1" fo:font-size="18pt" fo:hyphenate="false"/>
    </style:style>
    <style:style style:name="P51" style:family="paragraph">
      <loext:graphic-properties draw:fill="bitmap" draw:fill-image-name="msFillBitmap_20_1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2" style:family="paragraph">
      <style:paragraph-properties fo:margin-left="1.693cm" fo:margin-right="0cm" fo:margin-top="0cm" fo:margin-bottom="0cm" fo:line-height="90%" fo:text-align="start" fo:text-indent="-1.692cm" style:writing-mode="lr-tb">
        <style:tab-stops>
          <style:tab-stop style:position="0cm"/>
        </style:tab-stops>
      </style:paragraph-properties>
    </style:style>
    <style:style style:name="P53" style:family="paragraph">
      <loext:graphic-properties draw:fill="bitmap" draw:fill-image-name="msFillBitmap_20_1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4" style:family="paragraph">
      <loext:graphic-properties draw:fill="bitmap" draw:fill-image-name="msFillBitmap_20_18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5" style:family="paragraph">
      <loext:graphic-properties draw:fill="bitmap" draw:fill-image-name="msFillBitmap_20_1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6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57" style:family="paragraph">
      <style:paragraph-properties fo:text-align="start" style:writing-mode="lr-tb"/>
    </style:style>
    <style:style style:name="P58" style:family="paragraph">
      <style:paragraph-properties fo:text-align="start" style:writing-mode="lr-tb"/>
      <style:text-properties fo:font-size="44pt"/>
    </style:style>
    <style:style style:name="P59" style:family="paragraph">
      <loext:graphic-properties draw:fill="none" draw:fill-color="#ffffff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8" style:family="text">
      <style:text-properties fo:font-variant="normal" fo:text-transform="none" fo:color="#80008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00cc33" fo:font-size="28pt" style:font-size-asian="28pt" style:font-size-complex="28pt"/>
    </style:style>
    <style:style style:name="T15" style:family="text">
      <style:text-properties fo:color="#ff0000" fo:font-size="28pt" style:font-size-asian="28pt" style:font-size-complex="28pt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2" style:family="text">
      <style:text-properties fo:font-variant="normal" fo:text-transform="none" fo:color="#80008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7" style:family="text">
      <style:text-properties style:use-window-font-color="true" fo:font-size="28pt" style:font-size-asian="28pt" style:font-size-complex="28pt"/>
    </style:style>
    <style:style style:name="T4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6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3" style:family="text">
      <style:text-properties fo:font-variant="normal" fo:text-transform="none" fo:color="#80008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5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8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9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size="44pt"/>
    </style:style>
    <style:style style:name="T74" style:family="text">
      <style:text-properties fo:font-size="28pt" fo:font-style="italic" style:font-size-asian="28pt" style:font-style-asian="italic" style:font-size-complex="28pt" style:font-style-complex="italic"/>
    </style:style>
    <style:style style:name="T75" style:family="text">
      <style:text-properties fo:font-size="36pt"/>
    </style:style>
    <style:style style:name="T76" style:family="text">
      <style:text-properties fo:font-size="36pt" fo:font-weight="bold" style:font-weight-asian="bold" style:font-weight-complex="bold"/>
    </style:style>
    <style:style style:name="T77" style:family="text">
      <style:text-properties fo:color="#00cc00" fo:font-size="36pt"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ize="36pt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כותרת_20_ותוכן" presentation:presentation-page-layout-name="AL2T11" xml:id="id2" draw:id="id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 – two defini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2" draw:text-style-name="P10" draw:layer="layout" svg:width="24.33cm" svg:height="14.847cm" svg:x="0.816cm" svg:y="3.409cm">
          <text:list text:style-name="L3">
            <text:list-item>
              <text:p text:style-name="P9"><text:span text:style-name="T5">(a) A pointer that is used like an object.</text:span></text:p>
            </text:list-item>
            <text:list-item>
              <text:p text:style-name="P9"><text:span text:style-name="T5">(b) Alias - alternative name to existing objec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3" draw:id="id3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,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4" draw:text-style-name="P10" draw:layer="layout" svg:width="24.584cm" svg:height="14.847cm" svg:x="0.816cm" svg:y="3.409cm">
          <text:list text:style-name="L4">
            <text:list-item>
              <text:p text:style-name="P9"><text:span text:style-name="T5">(a) A pointer that is used like an object.</text:span></text:p>
            </text:list-item>
            <text:list-item>
              <text:p text:style-name="P9"><text:span text:style-name="T5">(b) Alias - alternative name to existing object.</text:span></text:p>
            </text:list-item>
          </text:list>
          <text:p text:style-name="P12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int reference </text:span><text:span text:style-name="T9"><text:line-break/></text:span><text:span text:style-name="T9"> <text:s text:c="11"/>// initialized only </text:span></text:p>
          <text:p text:style-name="P12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changes both i and j </text:span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, example </text:span><text:span text:style-name="T10"><text:s/>(folder 1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10" draw:layer="layout" svg:width="24.33cm" svg:height="14.847cm" svg:x="0.816cm" svg:y="3.409cm">
          <text:list text:style-name="L4">
            <text:list-item>
              <text:p text:style-name="P9"><text:span text:style-name="T5">(a) A pointer that is used like an object.</text:span></text:p>
            </text:list-item>
            <text:list-item>
              <text:p text:style-name="P9"><text:span text:style-name="T5">(b) Alias - alternative name to existing object.</text:span></text:p>
            </text:list-item>
          </text:list>
          <text:p text:style-name="P12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int reference <text:s text:c="14"/>// initialized only </text:span></text:p>
          <text:p text:style-name="P12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changes both i and j </text:span><text:span text:style-name="T9"><text:line-break/></text:span><text:span text:style-name="T6">int</text:span><text:span text:style-name="T7">* k = </text:span><text:span text:style-name="T6">new</text:span><text:span text:style-name="T7"> </text:span><text:span text:style-name="T6">int</text:span><text:span text:style-name="T7">(); </text:span><text:span text:style-name="T7"><text:line-break/></text:span><text:span text:style-name="T7">j = k; </text:span><text:span text:style-name="T11">// error k is a pointer </text:span><text:span text:style-name="T9"><text:line-break/></text:span><text:span text:style-name="T7">j = *k; </text:span><text:span text:style-name="T9">// ok j and i equals to *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 xml:id="id5" draw:id="id5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Reference</text:span></text:p>
          </draw:text-box>
        </draw:frame>
        <draw:frame draw:name="Slide Number Placeholder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4"><text:span text:style-name="T12">Pointer</text:span></text:p>
              </table:table-cell>
              <table:table-cell>
                <text:p text:style-name="P14"><text:span text:style-name="T12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12">Initialization</text:span></text:p>
              </table:table-cell>
              <table:table-cell>
                <text:p text:style-name="P14"><text:span text:style-name="T13">Optional</text:span></text:p>
              </table:table-cell>
              <table:table-cell>
                <text:p text:style-name="P14"><text:span text:style-name="T13">Mandatory</text:span></text:p>
              </table:table-cell>
            </table:table-row>
            <table:table-row table:style-name="ro1">
              <table:table-cell table:style-name="ce2">
                <text:p text:style-name="P14"><text:span text:style-name="T12">Dynamic</text:span></text:p>
              </table:table-cell>
              <table:table-cell table:style-name="ce3">
                <text:p text:style-name="P14"><text:span text:style-name="T14">Yes</text:span></text:p>
              </table:table-cell>
              <table:table-cell table:style-name="ce4">
                <text:p text:style-name="P14"><text:span text:style-name="T15">No</text:span></text:p>
              </table:table-cell>
            </table:table-row>
            <table:table-row table:style-name="ro1">
              <table:table-cell table:style-name="ce2">
                <text:p text:style-name="P14"><text:span text:style-name="T12">Arithmetic</text:span></text:p>
              </table:table-cell>
              <table:table-cell table:style-name="ce3">
                <text:p text:style-name="P14"><text:span text:style-name="T14">Yes</text:span></text:p>
              </table:table-cell>
              <table:table-cell table:style-name="ce4">
                <text:p text:style-name="P14"><text:span text:style-name="T15">No</text:span></text:p>
              </table:table-cell>
            </table:table-row>
            <table:table-row table:style-name="ro1">
              <table:table-cell table:style-name="ce2">
                <text:p text:style-name="P14"><text:span text:style-name="T12">Always defined</text:span></text:p>
              </table:table-cell>
              <table:table-cell table:style-name="ce4">
                <text:p text:style-name="P14"><text:span text:style-name="T15">No</text:span></text:p>
              </table:table-cell>
              <table:table-cell table:style-name="ce3">
                <text:p text:style-name="P14"><text:span text:style-name="T14">Yes</text:span></text:p>
              </table:table-cell>
            </table:table-row>
            <table:table-row table:style-name="ro1">
              <table:table-cell table:style-name="ce2">
                <text:p text:style-name="P14"><text:span text:style-name="T12">Notation</text:span></text:p>
              </table:table-cell>
              <table:table-cell table:style-name="ce4">
                <text:p text:style-name="P14"><text:span text:style-name="T15">(*p), <text:s text:c="3"/>p-&gt;x</text:span></text:p>
              </table:table-cell>
              <table:table-cell table:style-name="ce3">
                <text:p text:style-name="P14"><text:span text:style-name="T14">r, <text:s text:c="7"/>r.x</text:span></text:p>
              </table:table-cell>
            </table:table-row>
            <table:table-row table:style-name="ro2">
              <table:table-cell table:style-name="ce2">
                <text:p text:style-name="P14"><text:span text:style-name="T12">Containers</text:span></text:p>
              </table:table-cell>
              <table:table-cell table:style-name="ce3">
                <text:p text:style-name="P14"><text:span text:style-name="T14">Yes</text:span></text:p>
              </table:table-cell>
              <table:table-cell table:style-name="ce4">
                <text:p text:style-name="P14"><text:span text:style-name="T15">N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 xml:id="id6" draw:id="id6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famous swap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17" draw:layer="layout" svg:width="11.049cm" svg:height="5.842cm" svg:x="0.762cm" svg:y="12.446cm" presentation:class="outline" presentation:user-transformed="true">
          <draw:text-box>
            <text:p text:style-name="P16"><text:span text:style-name="T16">// C version </text:span><text:span text:style-name="T16"><text:line-break/></text:span><text:span text:style-name="T17">void</text:span><text:span text:style-name="T18"> swap (</text:span><text:span text:style-name="T17">int</text:span><text:span text:style-name="T18"> *a, </text:span><text:span text:style-name="T17">int</text:span><text:span text:style-name="T18"> *b) { </text:span><text:span text:style-name="T18"><text:line-break/></text:span><text:span text:style-name="T18">   </text:span><text:span text:style-name="T17">int</text:span><text:span text:style-name="T18"> t = *a; </text:span><text:span text:style-name="T18"><text:line-break/></text:span><text:span text:style-name="T18">   *a = *b; </text:span><text:span text:style-name="T18"><text:line-break/></text:span><text:span text:style-name="T18">   *b = t; </text:span><text:span text:style-name="T18"><text:line-break/></text:span><text:span text:style-name="T18">}</text:span></text:p>
          </draw:text-box>
        </draw:frame>
        <draw:custom-shape draw:name="Text Box 4" draw:style-name="gr6" draw:text-style-name="P19" draw:layer="layout" svg:width="12.673cm" svg:height="5.845cm" svg:x="12.192cm" svg:y="12.192cm">
          <text:p text:style-name="P18"><text:span text:style-name="T19">// C++ version </text:span><text:span text:style-name="T19"><text:line-break/></text:span><text:span text:style-name="T20">void</text:span><text:span text:style-name="T21"> swap (</text:span><text:span text:style-name="T20">int</text:span><text:span text:style-name="T21"> &amp;a, </text:span><text:span text:style-name="T20">int</text:span><text:span text:style-name="T21"> &amp;b) { </text:span><text:span text:style-name="T21"><text:line-break/></text:span><text:span text:style-name="T21">   </text:span><text:span text:style-name="T20">int</text:span><text:span text:style-name="T21"> t = a; </text:span><text:span text:style-name="T21"><text:line-break/></text:span><text:span text:style-name="T21">   a = b; </text:span><text:span text:style-name="T21"><text:line-break/></text:span><text:span text:style-name="T21">   b = t; </text:span><text:span text:style-name="T21"><text:line-break/></text:span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171cm" svg:y2="10.583cm">
          <text:p/>
        </draw:line>
        <draw:custom-shape draw:name="TextBox 3" draw:style-name="gr8" draw:text-style-name="P21" draw:layer="layout" svg:width="12.995cm" svg:height="11.256cm" svg:x="11.135cm" svg:y="1.19cm">
          <text:p text:style-name="P20"><text:span text:style-name="T19">// Wrong version</text:span></text:p>
          <text:p text:style-name="P20"><text:span text:style-name="T20">void</text:span><text:span text:style-name="T21"> swap(</text:span><text:span text:style-name="T20">int</text:span><text:span text:style-name="T21"> a, </text:span><text:span text:style-name="T20">int</text:span><text:span text:style-name="T21"> b) { </text:span><text:span text:style-name="T21"><text:line-break/></text:span><text:span text:style-name="T21">   </text:span><text:span text:style-name="T20">int</text:span><text:span text:style-name="T21"> temp = a; </text:span><text:span text:style-name="T21"><text:line-break/></text:span><text:span text:style-name="T21">   a = b; </text:span><text:span text:style-name="T21"><text:line-break/></text:span><text:span text:style-name="T21">   b = temp; </text:span><text:span text:style-name="T21"><text:line-break/></text:span><text:span text:style-name="T21">} </text:span><text:span text:style-name="T21"><text:line-break/></text:span><text:span text:style-name="T20">int</text:span><text:span text:style-name="T21"> main() { </text:span><text:span text:style-name="T21"><text:line-break/></text:span><text:span text:style-name="T21">   </text:span><text:span text:style-name="T20">int</text:span><text:span text:style-name="T21"> x=</text:span><text:span text:style-name="T22">3</text:span><text:span text:style-name="T21">, y=</text:span><text:span text:style-name="T22">7</text:span><text:span text:style-name="T21">; </text:span><text:span text:style-name="T21"><text:line-break/></text:span><text:span text:style-name="T21">   swap(x, y); </text:span><text:span text:style-name="T21"><text:line-break/></text:span><text:span text:style-name="T21">   </text:span><text:span text:style-name="T19">// still x == 3, y == 7 ! </text:span><text:span text:style-name="T19"><text:line-break/></text:span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value &amp; Rvalue" draw:style-name="dp1" draw:master-page-name="כותרת_20_ותוכן" presentation:presentation-page-layout-name="AL2T11" xml:id="id7" draw:id="id7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16"><text:span text:style-name="T23">Lvalue</text:span><text:span text:style-name="T24"> =</text:span><text:span text:style-name="T23"> Left Value – </text:span><text:span text:style-name="T24">can appear at left side of =.</text:span></text:p>
            <text:p text:style-name="P16"><text:span text:style-name="T24"><text:s text:c="12"/></text:span><text:span text:style-name="T24">=</text:span><text:span text:style-name="T23"> Located Value – </text:span><text:span text:style-name="T24">has a fixed memory location.</text:span></text:p>
            <text:p text:style-name="P16"><text:span text:style-name="T24"><text:s text:c="15"/></text:span><text:span text:style-name="T24">Examples: <text:s/>variables, references <text:s/>…</text:span></text:p>
            <text:p text:style-name="P16"><text:span text:style-name="T23">Rvalue</text:span><text:span text:style-name="T24"> = not Left Value. <text:s text:c="5"/>Numbers, temporaries</text:span><text:span text:style-name="T23"> </text:span><text:span text:style-name="T24">…</text:span></text:p>
            <text:p text:style-name="P16"><text:span text:style-name="T25">int</text:span><text:span text:style-name="T26"> a=1; </text:span><text:span text:style-name="T26"><text:line-break/></text:span><text:span text:style-name="T26">a=</text:span><text:span text:style-name="T27">5</text:span><text:span text:style-name="T26">; </text:span><text:span text:style-name="T28">// Lvalue = Rvalue, Ok </text:span><text:span text:style-name="T28"><text:line-break/></text:span><text:span text:style-name="T26">a=a; </text:span><text:span text:style-name="T28">// Lvalue = Lvalue, Ok </text:span><text:span text:style-name="T28"><text:line-break/></text:span><text:span text:style-name="T27">5</text:span><text:span text:style-name="T26">=a; </text:span><text:span text:style-name="T28">// Rvalue = Lvalue Comp. error </text:span><text:span text:style-name="T28"><text:line-break/></text:span><text:span text:style-name="T27">5</text:span><text:span text:style-name="T26">=</text:span><text:span text:style-name="T27">5</text:span><text:span text:style-name="T26">; </text:span><text:span text:style-name="T28">// Rvalue = Rvalue Comp. error </text:span></text:p>
            <text:p text:style-name="P16"><text:span text:style-name="T29">a+5=7; </text:span><text:span text:style-name="T26"><text:s/></text:span><text:span text:style-name="T28">// Temporary = Rvalue - Comp. error</text:span></text:p>
            <text:p text:style-name="P16"><text:span text:style-name="T29">f(5)=7; </text:span><text:span text:style-name="T28">// RIDDLE: Is this legal?</text:span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 xml:id="id8" draw:id="id8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16"><text:span text:style-name="T23">Lvalue</text:span><text:span text:style-name="T24"> =</text:span><text:span text:style-name="T23"> Left Value – </text:span><text:span text:style-name="T24">can appear at left side of =.</text:span></text:p>
            <text:p text:style-name="P16"><text:span text:style-name="T24"><text:s text:c="12"/></text:span><text:span text:style-name="T24">=</text:span><text:span text:style-name="T23"> Located Value – </text:span><text:span text:style-name="T24">has a fixed memory location.</text:span></text:p>
            <text:p text:style-name="P16"><text:span text:style-name="T24"><text:s text:c="15"/></text:span><text:span text:style-name="T24">Examples: <text:s/>variables, references <text:s/>…</text:span></text:p>
            <text:p text:style-name="P16"><text:span text:style-name="T23">Rvalue</text:span><text:span text:style-name="T24"> = not Left Value. <text:s text:c="5"/>Numbers, temporaries</text:span><text:span text:style-name="T23"> </text:span><text:span text:style-name="T24">…</text:span></text:p>
            <text:p text:style-name="P16"><text:span text:style-name="T25">int</text:span><text:span text:style-name="T26"> a=1; </text:span><text:span text:style-name="T26"><text:line-break/></text:span><text:span text:style-name="T26">a=</text:span><text:span text:style-name="T27">5</text:span><text:span text:style-name="T26">; </text:span><text:span text:style-name="T28">// Lvalue = Rvalue, Ok </text:span><text:span text:style-name="T28"><text:line-break/></text:span><text:span text:style-name="T26">a=a; </text:span><text:span text:style-name="T28">// Lvalue = Lvalue, Ok </text:span><text:span text:style-name="T28"><text:line-break/></text:span><text:span text:style-name="T27">5</text:span><text:span text:style-name="T26">=a; </text:span><text:span text:style-name="T28">// Rvalue = Lvalue Comp. error </text:span><text:span text:style-name="T28"><text:line-break/></text:span><text:span text:style-name="T27">5</text:span><text:span text:style-name="T26">=</text:span><text:span text:style-name="T27">5</text:span><text:span text:style-name="T26">; </text:span><text:span text:style-name="T28">// Rvalue = Rvalue Comp. error </text:span></text:p>
            <text:p text:style-name="P16"><text:span text:style-name="T29">a+5=7; </text:span><text:span text:style-name="T26"><text:s/></text:span><text:span text:style-name="T28">// Temporary = Rvalue - Comp. error</text:span></text:p>
            <text:p text:style-name="P16"><text:span text:style-name="T29">f(5)=7; </text:span><text:span text:style-name="T28">// .. it depends: we will see soon.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 xml:id="id9" draw:id="id9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23"><text:span text:style-name="T24">non-const Reference – only to a non const Lvalue.</text:span></text:p>
            <text:p text:style-name="P23"><text:span text:style-name="T24">const reference – to both Lvalue and Rvalue</text:span></text:p>
            <text:p text:style-name="P24"><text:span text:style-name="T25">int</text:span><text:span text:style-name="T26"> lv=</text:span><text:span text:style-name="T27">1</text:span><text:span text:style-name="T26">; </text:span><text:span text:style-name="T26"><text:line-break/></text:span><text:span text:style-name="T25">const</text:span><text:span text:style-name="T26"> </text:span><text:span text:style-name="T25">int</text:span><text:span text:style-name="T26"> clv=</text:span><text:span text:style-name="T27">2</text:span><text:span text:style-name="T26">; </text:span><text:span text:style-name="T26"><text:line-break/></text:span><text:span text:style-name="T25">int</text:span><text:span text:style-name="T26">&amp; lvr1=lv; </text:span><text:span text:style-name="T26"><text:line-break/></text:span><text:span text:style-name="T25">int</text:span><text:span text:style-name="T26">&amp; lvr2=lv+</text:span><text:span text:style-name="T27">1</text:span><text:span text:style-name="T26">; </text:span><text:span text:style-name="T30">//error! </text:span><text:span text:style-name="T30"><text:line-break/></text:span><text:span text:style-name="T25">int</text:span><text:span text:style-name="T26">&amp; lvr3=clv; <text:s/></text:span><text:span text:style-name="T30">//error!</text:span><text:span text:style-name="T30"><text:line-break/></text:span><text:span text:style-name="T25">const</text:span><text:span text:style-name="T26"> </text:span><text:span text:style-name="T25">int</text:span><text:span text:style-name="T26">&amp; cr1=clv; </text:span><text:span text:style-name="T26"><text:line-break/></text:span><text:span text:style-name="T25">const</text:span><text:span text:style-name="T26"> </text:span><text:span text:style-name="T25">int</text:span><text:span text:style-name="T26">&amp; cr2=</text:span><text:span text:style-name="T27">5</text:span><text:span text:style-name="T26">+</text:span><text:span text:style-name="T27">5</text:span><text:span text:style-name="T26">;</text:span></text:p>
            <text:p text:style-name="P24"><text:span text:style-name="T26"/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 xml:id="id10" draw:id="id10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23"><text:span text:style-name="T24">non-const Reference – only to a non const Lvalue.</text:span></text:p>
            <text:p text:style-name="P23"><text:span text:style-name="T24">const reference – to both Lvalue and Rvalue</text:span></text:p>
            <text:p text:style-name="P24"><text:span text:style-name="T25">int</text:span><text:span text:style-name="T26"> lv=</text:span><text:span text:style-name="T27">1</text:span><text:span text:style-name="T26">; </text:span><text:span text:style-name="T26"><text:line-break/></text:span><text:span text:style-name="T25">const</text:span><text:span text:style-name="T26"> </text:span><text:span text:style-name="T25">int</text:span><text:span text:style-name="T26"> clv=</text:span><text:span text:style-name="T27">2</text:span><text:span text:style-name="T26">; </text:span><text:span text:style-name="T26"><text:line-break/></text:span><text:span text:style-name="T25">int</text:span><text:span text:style-name="T26">&amp; lvr1=lv; </text:span><text:span text:style-name="T26"><text:line-break/></text:span><text:span text:style-name="T25">int</text:span><text:span text:style-name="T26">&amp; lvr2=lv+</text:span><text:span text:style-name="T27">1</text:span><text:span text:style-name="T26">; </text:span><text:span text:style-name="T30">//error! </text:span><text:span text:style-name="T30"><text:line-break/></text:span><text:span text:style-name="T25">int</text:span><text:span text:style-name="T26">&amp; lvr3=clv; <text:s/></text:span><text:span text:style-name="T30">//error!</text:span><text:span text:style-name="T30"><text:line-break/></text:span><text:span text:style-name="T25">const</text:span><text:span text:style-name="T26"> </text:span><text:span text:style-name="T25">int</text:span><text:span text:style-name="T26">&amp; cr1=clv; </text:span><text:span text:style-name="T26"><text:line-break/></text:span><text:span text:style-name="T25">const</text:span><text:span text:style-name="T26"> </text:span><text:span text:style-name="T25">int</text:span><text:span text:style-name="T26">&amp; cr2=</text:span><text:span text:style-name="T27">5</text:span><text:span text:style-name="T26">+</text:span><text:span text:style-name="T27">5</text:span><text:span text:style-name="T26">; // This is useful for</text:span></text:p>
            <text:p text:style-name="P24"><text:span text:style-name="T26"><text:s text:c="20"/></text:span><text:span text:style-name="T26">// Functions arguments </text:span></text:p>
            <text:p text:style-name="P24"><text:span text:style-name="T26"/></text:p>
          </draw:text-box>
        </draw:frame>
        <draw:custom-shape draw:name="מלבן 5" draw:style-name="gr9" draw:text-style-name="P11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 xml:id="id11" draw:id="id11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1">A fancy way to pass arguments to </text:span><text:span text:style-name="T31">func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2" draw:layer="layout" svg:width="23.706cm" svg:height="15.874cm" svg:x="0.847cm" svg:y="3.175cm" presentation:class="outline" presentation:user-transformed="true">
          <draw:text-box>
            <text:p text:style-name="P23"><text:span text:style-name="T32">// Pass by value </text:span><text:span text:style-name="T32"><text:line-break/></text:span><text:span text:style-name="T33">void</text:span><text:span text:style-name="T34"> foo (</text:span><text:span text:style-name="T33">int</text:span><text:span text:style-name="T34"> a) </text:span><text:span text:style-name="T34"><text:line-break/></text:span><text:span text:style-name="T34">{ </text:span><text:span text:style-name="T34"><text:line-break/></text:span><text:span text:style-name="T34">   ... </text:span><text:span text:style-name="T34"><text:line-break/></text:span><text:span text:style-name="T34">} </text:span><text:span text:style-name="T34"><text:line-break/></text:span><text:span text:style-name="T32">// Pass by pointer </text:span><text:span text:style-name="T32"><text:line-break/></text:span><text:span text:style-name="T33">void</text:span><text:span text:style-name="T34"> foo (</text:span><text:span text:style-name="T33">int</text:span><text:span text:style-name="T34"> *pa) </text:span><text:span text:style-name="T34"><text:line-break/></text:span><text:span text:style-name="T34">{ </text:span><text:span text:style-name="T34"><text:line-break/></text:span><text:span text:style-name="T34">   ... </text:span><text:span text:style-name="T34"><text:line-break/></text:span><text:span text:style-name="T34">}</text:span></text:p>
          </draw:text-box>
        </draw:frame>
        <draw:custom-shape draw:name="Text Box 4" draw:style-name="gr6" draw:text-style-name="P11" draw:layer="layout" svg:width="12.673cm" svg:height="5.843cm" svg:x="12.171cm" svg:y="2.991cm">
          <text:p text:style-name="P18"><text:span text:style-name="T35">// pass by const ref </text:span><text:span text:style-name="T35"><text:line-break/></text:span><text:span text:style-name="T36">void</text:span><text:span text:style-name="T37"> foo (</text:span><text:span text:style-name="T36">const</text:span><text:span text:style-name="T37"> </text:span><text:span text:style-name="T36">int</text:span><text:span text:style-name="T37"> &amp;a) </text:span><text:span text:style-name="T37"><text:line-break/></text:span><text:span text:style-name="T37">{ </text:span><text:span text:style-name="T37"><text:line-break/></text:span><text:span text:style-name="T37">   ... </text:span><text:span text:style-name="T37"><text:line-break/></text:span><text:span text:style-name="T37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171cm" svg:y2="10.583cm">
          <text:p/>
        </draw:line>
        <draw:custom-shape draw:name="Rectangle 7" draw:style-name="gr10" draw:text-style-name="P26" draw:layer="layout" svg:width="22.564cm" svg:height="3.888cm" svg:x="1.248cm" svg:y="14.517cm">
          <text:list text:style-name="L6">
            <text:list-item>
              <text:p text:style-name="P25"><text:span text:style-name="T38">Avoid copying objects, 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 xml:id="id12" draw:id="id1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to variable </text:span><text:span text:style-name="T39">(folder 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2" draw:layer="layout" svg:width="23.706cm" svg:height="15.874cm" svg:x="0.847cm" svg:y="2.963cm" presentation:class="outline" presentation:user-transformed="true">
          <draw:text-box>
            <text:p text:style-name="P23"><text:span text:style-name="T33">class</text:span><text:span text:style-name="T34"> Buffer </text:span><text:span text:style-name="T34"><text:line-break/></text:span><text:span text:style-name="T34">{ </text:span><text:span text:style-name="T34"><text:line-break/></text:span><text:span text:style-name="T34">   </text:span><text:span text:style-name="T33">size_t </text:span><text:span text:style-name="T34">_length; </text:span><text:span text:style-name="T34"><text:line-break/></text:span><text:span text:style-name="T34">   </text:span><text:span text:style-name="T33">int</text:span><text:span text:style-name="T34"> *_buf; </text:span><text:span text:style-name="T34"><text:line-break/></text:span><text:span text:style-name="T33">public</text:span><text:span text:style-name="T34">: </text:span><text:span text:style-name="T34"><text:line-break/></text:span><text:span text:style-name="T34">   Buffer (</text:span><text:span text:style-name="T33">size_t</text:span><text:span text:style-name="T34"> l) : </text:span><text:span text:style-name="T34"><text:line-break/></text:span><text:span text:style-name="T34">   _length (l), </text:span><text:span text:style-name="T34"><text:line-break/></text:span><text:span text:style-name="T34">   _buf (</text:span><text:span text:style-name="T33">new</text:span><text:span text:style-name="T34"> </text:span><text:span text:style-name="T33">int</text:span><text:span text:style-name="T34"> [l]) </text:span><text:span text:style-name="T34"><text:line-break/></text:span><text:span text:style-name="T34">   { </text:span><text:span text:style-name="T34"><text:line-break/></text:span><text:span text:style-name="T34">   } </text:span><text:span text:style-name="T34"><text:line-break/></text:span><text:span text:style-name="T34">   </text:span><text:span text:style-name="T33">int</text:span><text:span text:style-name="T34">&amp; get(</text:span><text:span text:style-name="T33">size_t </text:span><text:span text:style-name="T34">i) </text:span><text:span text:style-name="T34"><text:line-break/></text:span><text:span text:style-name="T34">   { </text:span><text:span text:style-name="T34"><text:line-break/></text:span><text:span text:style-name="T34">      </text:span><text:span text:style-name="T33">return</text:span><text:span text:style-name="T34"> _buf[i]; </text:span><text:span text:style-name="T34"><text:line-break/></text:span><text:span text:style-name="T34">   } </text:span><text:span text:style-name="T34"><text:line-break/></text:span><text:span text:style-name="T34">}; </text:span></text:p>
          </draw:text-box>
        </draw:frame>
        <draw:custom-shape draw:name="Text Box 4" draw:style-name="gr6" draw:text-style-name="P11" draw:layer="layout" svg:width="12.673cm" svg:height="6.655cm" svg:x="12.171cm" svg:y="3.175cm">
          <text:p text:style-name="P20"><text:span text:style-name="T36">int</text:span><text:span text:style-name="T37"> main () </text:span><text:span text:style-name="T37"><text:line-break/></text:span><text:span text:style-name="T37">{ </text:span><text:span text:style-name="T37"><text:line-break/></text:span><text:span text:style-name="T37">   Buffer buf(</text:span><text:span text:style-name="T40">5</text:span><text:span text:style-name="T37">); </text:span><text:span text:style-name="T37"><text:line-break/></text:span><text:span text:style-name="T37">   buf.get(</text:span><text:span text:style-name="T40">0</text:span><text:span text:style-name="T37">)= </text:span><text:span text:style-name="T40">3</text:span><text:span text:style-name="T37">; </text:span><text:span text:style-name="T37"><text:line-break/></text:span><text:span text:style-name="T37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171cm" svg:y2="10.583cm">
          <text:p/>
        </draw:line>
        <draw:custom-shape draw:name="Rectangle 7" draw:style-name="gr11" draw:text-style-name="P28" draw:layer="layout" svg:width="10.9cm" svg:height="5.282cm" svg:x="12.912cm" svg:y="13.123cm">
          <text:p text:style-name="P27"><text:span text:style-name="T38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 xml:id="id13" draw:id="id13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ummary</text:span></text:p>
          </draw:text-box>
        </draw:frame>
        <draw:frame draw:name="מציין מיקום תוכן 2" presentation:style-name="pr8" draw:text-style-name="P22" draw:layer="layout" svg:width="23.706cm" svg:height="15.874cm" svg:x="0.847cm" svg:y="2.54cm" presentation:class="outline" presentation:user-transformed="true">
          <draw:text-box>
            <text:p text:style-name="P23"><text:span text:style-name="T24"/></text:p>
            <text:p text:style-name="P23"><text:span text:style-name="T24"/></text:p>
            <text:p text:style-name="P23"><text:span text:style-name="T24"/></text:p>
            <text:p text:style-name="P23"><text:span text:style-name="T24"/></text:p>
            <text:p text:style-name="P23"><text:span text:style-name="T24"/></text:p>
            <text:p text:style-name="P23"><text:span text:style-name="T24"/></text:p>
            <text:p text:style-name="P23"><text:span text:style-name="T24"/></text:p>
            <text:p text:style-name="P23"><text:span text:style-name="T24"/></text:p>
          </draw:text-box>
        </draw:frame>
        <draw:custom-shape draw:name="TextBox 3" draw:style-name="gr8" draw:text-style-name="P29" draw:layer="layout" svg:width="20.954cm" svg:height="1.267cm" svg:x="2.54cm" svg:y="5.927cm">
          <text:p text:style-name="P20"><text:span text:style-name="T36">int</text:span><text:span text:style-name="T37"> * func(</text:span><text:span text:style-name="T36">int</text:span><text:span text:style-name="T37"> *var0, </text:span><text:span text:style-name="T36">int</text:span><text:span text:style-name="T37"> &amp;var1, </text:span><text:span text:style-name="T36">int</text:span><text:span text:style-name="T37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31" draw:layer="layout" svg:width="5.714cm" svg:height="1.961cm" svg:x="1.524cm" svg:y="9.215cm">
          <text:p text:style-name="P30"><text:span text:style-name="T41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12" draw:text-style-name="P32" draw:layer="layout" svg:width="6.984cm" svg:height="2.502cm" svg:x="7.874cm" svg:y="10.198cm">
          <text:p text:style-name="P30"><text:span text:style-name="T41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12" draw:text-style-name="P31" draw:layer="layout" svg:width="4.852cm" svg:height="2.116cm" svg:x="15.722cm" svg:y="9.906cm">
          <text:p text:style-name="P30"><text:span text:style-name="T41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9" draw:text-style-name="P3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5" draw:layer="layout" svg:width="8.545cm" svg:height="1.419cm" svg:x="11.174cm" svg:y="27.01cm" presentation:class="page-number" presentation:user-transformed="true">
            <draw:text-box>
              <text:p text:style-name="P34"><text:span text:style-name="T42"><text:page-number>&lt;number&gt;</text:page-number></text:span></text:p>
            </draw:text-box>
          </draw:frame>
        </presentation:notes>
      </draw:page>
      <draw:page draw:name="References - why?" draw:style-name="dp1" draw:master-page-name="כותרת_20_ותוכן" presentation:presentation-page-layout-name="AL2T11" xml:id="id14" draw:id="id14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- why?</text:span></text:p>
          </draw:text-box>
        </draw:frame>
        <draw:frame draw:name="מציין מיקום תוכן 2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36"><text:span text:style-name="T23"/></text:p>
            <text:list text:style-name="L7">
              <text:list-item>
                <text:p text:style-name="P36"><text:span text:style-name="T23">Efficiency – avoid copying arguments</text:span></text:p>
              </text:list-item>
              <text:list-item>
                <text:p text:style-name="P36"><text:span text:style-name="T24">Enables modifying variables outside a function</text:span></text:p>
              </text:list-item>
              <text:list-item>
                <text:p text:style-name="P36"><text:span text:style-name="T43">But that can be done with pointers too!</text:span></text:p>
              </text:list-item>
              <text:list-item>
                <text:p text:style-name="P36"><text:span text:style-name="T24">Everything that can be done with references, can be done with pointers </text:span></text:p>
              </text:list-item>
              <text:list-item>
                <text:p text:style-name="P36"><text:span text:style-name="T24">But some “dangerous” features of pointers cannot be done (or harder to do) with references</text:span></text:p>
              </text:list-item>
              <text:list-item>
                <text:p text:style-name="P36"><text:span text:style-name="T24">Easier to optimize by the compiler</text:span></text:p>
              </text:list-item>
              <text:list-item>
                <text:p text:style-name="P36"><text:span text:style-name="T24">More convenient in many cases (see examples)</text:span></text:p>
              </text:list-item>
              <text:list-item>
                <text:p text:style-name="P36"><text:span text:style-name="T23">Widely used as parameters and return values</text:span></text:p>
              </text:list-item>
            </text:list>
          </draw:text-box>
        </draw:frame>
        <draw:frame draw:name="Slide Number Placeholder 3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5" draw:layer="layout" svg:width="8.545cm" svg:height="1.419cm" svg:x="11.174cm" svg:y="27.01cm" presentation:class="page-number" presentation:user-transformed="true">
            <draw:text-box>
              <text:p text:style-name="P34"><text:span text:style-name="T42"><text:page-number>&lt;number&gt;</text:page-number></text:span></text:p>
            </draw:text-box>
          </draw:frame>
        </presentation:notes>
      </draw:page>
      <draw:page draw:name="Reference – more" draw:style-name="dp1" draw:master-page-name="כותרת_20_ותוכן" presentation:presentation-page-layout-name="AL2T11" xml:id="id15" draw:id="id15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</text:span><text:span text:style-name="T3">reference </text:span><text:span text:style-name="T3">from a </text:span><text:span text:style-name="T3">function </text:span><text:span text:style-name="T10">(folder 2)</text:span></text:p>
          </draw:text-box>
        </draw:frame>
        <draw:frame draw:name="מציין מיקום תוכן 2" presentation:style-name="pr8" draw:text-style-name="P39" draw:layer="layout" svg:width="23.706cm" svg:height="15.874cm" svg:x="0.847cm" svg:y="2.54cm" presentation:class="outline" presentation:user-transformed="true">
          <draw:text-box>
            <text:p text:style-name="P23"><text:span text:style-name="T44"/></text:p>
            <text:list text:style-name="L7">
              <text:list-item>
                <text:p text:style-name="P23"><text:span text:style-name="T44">Don’t return a reference to a local variable.</text:span></text:p>
              </text:list-item>
              <text:list-item>
                <text:p text:style-name="P23"><text:span text:style-name="T44">You can return a pointer or a reference to a </text:span><text:span text:style-name="T44">variable that will 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37"><text:span text:style-name="T45">A heap variable (allocated with new).</text:span></text:p>
                  </text:list-item>
                  <text:list-item>
                    <text:p text:style-name="P37"><text:span text:style-name="T45">A variable from a lower part of the stack.</text:span></text:p>
                  </text:list-item>
                  <text:list-item>
                    <text:p text:style-name="P37"><text:span text:style-name="T45">Globals.</text:span></text:p>
                  </text:list-item>
                  <text:list-item>
                    <text:p text:style-name="P37"><text:span text:style-name="T45">Class members.</text:span></text:p>
                    <text:list>
                      <text:list-item>
                        <text:p text:style-name="P38"><text:span text:style-name="T45">Useful for call-chaining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9" draw:text-style-name="P3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5" draw:layer="layout" svg:width="8.545cm" svg:height="1.419cm" svg:x="11.174cm" svg:y="27.01cm" presentation:class="page-number" presentation:user-transformed="true">
            <draw:text-box>
              <text:p text:style-name="P34"><text:span text:style-name="T42"><text:page-number>&lt;number&gt;</text:page-number></text:span></text:p>
            </draw:text-box>
          </draw:frame>
        </presentation:notes>
      </draw:page>
      <draw:page draw:name="page16" draw:style-name="dp1" draw:master-page-name="כותרת_20_ותוכן" presentation:presentation-page-layout-name="AL2T11" xml:id="id16" draw:id="id16">
        <office:forms form:automatic-focus="false" form:apply-design-mode="false"/>
        <draw:custom-shape draw:name="TextBox 3" draw:style-name="gr8" draw:text-style-name="P29" draw:layer="layout" svg:width="23.908cm" svg:height="17.114cm" svg:x="0.856cm" svg:y="0.635cm">
          <text:p text:style-name="P20"><text:span text:style-name="T36">void</text:span><text:span text:style-name="T37"> add(Point&amp; a, Point b) </text:span><text:span text:style-name="T37"><text:line-break/></text:span><text:span text:style-name="T37">{ </text:span><text:span text:style-name="T37"><text:line-break/></text:span><text:span text:style-name="T37"><text:tab/></text:span><text:span text:style-name="T35">// a is reference, b is a copy </text:span><text:span text:style-name="T35"><text:line-break/></text:span><text:span text:style-name="T35"><text:tab/></text:span><text:span text:style-name="T37">a._x+= b._x; </text:span><text:span text:style-name="T37"><text:line-break/></text:span><text:span text:style-name="T37"><text:tab/></text:span><text:span text:style-name="T37">a._y+= b._y; </text:span><text:span text:style-name="T37"><text:line-break/></text:span><text:span text:style-name="T37">}</text:span></text:p>
          <text:p text:style-name="P20"><text:span text:style-name="T37"><text:s/>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<text:tab/></text:span><text:span text:style-name="T37">Point p1(</text:span><text:span text:style-name="T40">2</text:span><text:span text:style-name="T37">,</text:span><text:span text:style-name="T40">3</text:span><text:span text:style-name="T37">), p2(</text:span><text:span text:style-name="T40">4</text:span><text:span text:style-name="T37">,</text:span><text:span text:style-name="T40">5</text:span><text:span text:style-name="T37">); </text:span><text:span text:style-name="T37"><text:line-break/></text:span><text:span text:style-name="T37"><text:tab/></text:span><text:span text:style-name="T37">add(p1,p2); </text:span><text:span text:style-name="T35">// note: we don’t send pointers! </text:span><text:span text:style-name="T35"><text:line-break/></text:span><text:span text:style-name="T35"><text:tab/></text:span><text:span text:style-name="T35"><text:tab/></text:span><text:span text:style-name="T35"> <text:s text:c="4"/>// p1 is now (6,8) </text:span></text:p>
          <text:p text:style-name="P20"><text:span text:style-name="T37"><text:tab/></text:span><text:span text:style-name="T37">...</text:span><text:span text:style-name="T35"><text:line-break/></text:span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 xml:id="id17" draw:id="id17">
        <office:forms form:automatic-focus="false" form:apply-design-mode="false"/>
        <draw:frame draw:name="מציין מיקום תוכן 2" presentation:style-name="pr7" draw:text-style-name="P22" draw:layer="layout" svg:width="21.589cm" svg:height="12.699cm" svg:x="2.54cm" svg:y="6.138cm" presentation:class="outline" presentation:user-transformed="true">
          <draw:text-box>
            <text:p text:style-name="P23"><text:span text:style-name="T24"/></text:p>
            <text:p text:style-name="P23"><text:span text:style-name="T24"/></text:p>
            <text:p text:style-name="P23"><text:span text:style-name="T24"/></text:p>
            <text:p text:style-name="P23"><text:span text:style-name="T24"/></text:p>
            <text:p text:style-name="P23"><text:span text:style-name="T24"/></text:p>
            <text:p text:style-name="P23"><text:span text:style-name="T24"/></text:p>
            <text:p text:style-name="P23"><text:span text:style-name="T24"/></text:p>
            <text:p text:style-name="P23"><text:span text:style-name="T24"/></text:p>
          </draw:text-box>
        </draw:frame>
        <draw:custom-shape draw:name="TextBox 6" draw:style-name="gr8" draw:text-style-name="P29" draw:layer="layout" svg:width="24.552cm" svg:height="18.333cm" svg:x="0.423cm" svg:y="0.041cm">
          <text:p text:style-name="P20"><text:span text:style-name="T36">void</text:span><text:span text:style-name="T37"> add(Point&amp; a, </text:span><text:span text:style-name="T36">const</text:span><text:span text:style-name="T37"> Point&amp; b) </text:span><text:span text:style-name="T37"><text:line-break/></text:span><text:span text:style-name="T37">{ </text:span><text:span text:style-name="T37"><text:line-break/></text:span><text:span text:style-name="T37">   </text:span><text:span text:style-name="T35">// a is reference, </text:span></text:p>
          <text:p text:style-name="P20"><text:span text:style-name="T35"><text:s text:c="3"/></text:span><text:span text:style-name="T35">// b is a const ref </text:span><text:span text:style-name="T35"><text:line-break/></text:span><text:span text:style-name="T35"> <text:s text:c="2"/></text:span><text:span text:style-name="T37">a._x+= b._x; </text:span><text:span text:style-name="T37"><text:line-break/></text:span><text:span text:style-name="T37">   a._y+= b._y; </text:span><text:span text:style-name="T37"><text:line-break/></text:span><text:span text:style-name="T37">}</text:span></text:p>
          <text:p text:style-name="P20"><text:span text:style-name="T37"><text:s/>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Point p1(</text:span><text:span text:style-name="T40">2</text:span><text:span text:style-name="T37">,</text:span><text:span text:style-name="T40">3</text:span><text:span text:style-name="T37">), p2(</text:span><text:span text:style-name="T40">4</text:span><text:span text:style-name="T37">,</text:span><text:span text:style-name="T40">5</text:span><text:span text:style-name="T37">); </text:span><text:span text:style-name="T37"><text:line-break/></text:span><text:span text:style-name="T37">   add(p1,p2); </text:span><text:span text:style-name="T35">// note: we dont send pointers! </text:span><text:span text:style-name="T35"><text:line-break/></text:span><text:span text:style-name="T35">   </text:span><text:span text:style-name="T35"><text:tab/></text:span><text:span text:style-name="T35"><text:tab/></text:span><text:span text:style-name="T35">// p1 is now (6,8)</text:span></text:p>
          <text:p text:style-name="P20"><text:span text:style-name="T37"><text:s text:c="3"/></text:span><text:span text:style-name="T37">... </text:span><text:span text:style-name="T37"><text:line-break/></text:span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3" draw:text-style-name="P41" draw:layer="layout" svg:width="13.208cm" svg:height="5cm" svg:x="12.7cm" svg:y="3.387cm">
          <text:list text:style-name="L9">
            <text:list-item>
              <text:p text:style-name="P40"><text:span text:style-name="T46">b is Reference =&gt; is not copied</text:span></text:p>
            </text:list-item>
            <text:list-item>
              <text:p text:style-name="P40"><text:span text:style-name="T46">b is Const <text:s text:c="6"/>=&gt; we can't change it</text:span></text:p>
            </text:list-item>
            <text:list-item>
              <text:p text:style-name="P40"><text:span text:style-name="T46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כותרת_20_ותוכן" presentation:presentation-page-layout-name="AL2T11" xml:id="id18" draw:id="id18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passing</text:span></text:p>
          </draw:text-box>
        </draw:frame>
        <draw:frame draw:name="Slide Number Placeholder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1.684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4"><text:span text:style-name="T12">By value</text:span></text:p>
              </table:table-cell>
              <table:table-cell>
                <text:p text:style-name="P14"><text:span text:style-name="T12">By reference</text:span></text:p>
              </table:table-cell>
              <table:table-cell>
                <text:p text:style-name="P14"><text:span text:style-name="T12">By const 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13">void f (Point x) {…}</text:span></text:p>
              </table:table-cell>
              <table:table-cell>
                <text:p text:style-name="P14"><text:span text:style-name="T13">void f (Point&amp; x) {…} </text:span></text:p>
              </table:table-cell>
              <table:table-cell>
                <text:p text:style-name="P14"><text:span text:style-name="T13">void f (const Point&amp; x) {…} </text:span></text:p>
              </table:table-cell>
            </table:table-row>
            <table:table-row table:style-name="ro1" table:default-cell-style-name="ce6">
              <table:table-cell table:style-name="ce5">
                <text:p text:style-name="P14"><text:span text:style-name="T47">x is copied</text:span></text:p>
              </table:table-cell>
              <table:table-cell>
                <text:p text:style-name="P14"><text:span text:style-name="T47">x is not copied</text:span></text:p>
              </table:table-cell>
              <table:table-cell>
                <text:p text:style-name="P14"><text:span text:style-name="T47">x is not copied</text:span></text:p>
              </table:table-cell>
            </table:table-row>
            <table:table-row table:style-name="ro1" table:default-cell-style-name="ce6">
              <table:table-cell table:style-name="ce5">
                <text:p text:style-name="P14"><text:span text:style-name="T47">Compiler </text:span><text:span text:style-name="T48">lets</text:span><text:span text:style-name="T47"> f modify x, but changes have no effect outside</text:span></text:p>
              </table:table-cell>
              <table:table-cell>
                <text:p text:style-name="P14"><text:span text:style-name="T47">f can modify x</text:span></text:p>
              </table:table-cell>
              <table:table-cell>
                <text:p text:style-name="P14"><text:span text:style-name="T47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 xml:id="id19" draw:id="id19">
        <office:forms form:automatic-focus="false" form:apply-design-mode="false"/>
        <draw:custom-shape draw:name="TextBox 6" draw:style-name="gr8" draw:text-style-name="P29" draw:layer="layout" svg:width="24.341cm" svg:height="18.333cm" svg:x="0.423cm" svg:y="0cm">
          <text:p text:style-name="P20"><text:span text:style-name="T37">Point&amp; add(Point&amp; a, </text:span><text:span text:style-name="T36">const</text:span><text:span text:style-name="T37"> Point&amp; b) </text:span><text:span text:style-name="T37"><text:line-break/></text:span><text:span text:style-name="T37">{ </text:span><text:span text:style-name="T37"><text:line-break/></text:span><text:span text:style-name="T37">   </text:span><text:span text:style-name="T35">// a is reference, b is a const ref </text:span><text:span text:style-name="T35"><text:line-break/></text:span><text:span text:style-name="T35"> <text:s text:c="2"/></text:span><text:span text:style-name="T37">a._x+=b._x; </text:span><text:span text:style-name="T37"><text:line-break/></text:span><text:span text:style-name="T37">   a._y+=b._y; </text:span><text:span text:style-name="T37"><text:line-break/></text:span><text:span text:style-name="T37">   </text:span><text:span text:style-name="T36">return</text:span><text:span text:style-name="T37"> a; </text:span><text:span text:style-name="T37"><text:line-break/></text:span><text:span text:style-name="T37">}</text:span></text:p>
          <text:p text:style-name="P20"><text:span text:style-name="T37"><text:s/>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Point p1(</text:span><text:span text:style-name="T40">2</text:span><text:span text:style-name="T37">,</text:span><text:span text:style-name="T40">3</text:span><text:span text:style-name="T37">), p2(</text:span><text:span text:style-name="T40">4</text:span><text:span text:style-name="T37">,</text:span><text:span text:style-name="T40">5</text:span><text:span text:style-name="T37">), p3(</text:span><text:span text:style-name="T40">0</text:span><text:span text:style-name="T37">,</text:span><text:span text:style-name="T40">1</text:span><text:span text:style-name="T37">); </text:span><text:span text:style-name="T37"><text:line-break/></text:span><text:span text:style-name="T37">   add(add(p1,p2),p3); <text:s text:c="9"/></text:span><text:span text:style-name="T35">// now p1 is (6,9) </text:span><text:span text:style-name="T35"><text:line-break/></text:span><text:span text:style-name="T35"> <text:s text:c="2"/></text:span><text:span text:style-name="T37">cout &lt;&lt; add(p1,p2).getX(); <text:s text:c="2"/></text:span><text:span text:style-name="T35">// note the syntax</text:span></text:p>
          <text:p text:style-name="P20"><text:span text:style-name="T37"><text:s text:c="3"/></text:span><text:span text:style-name="T37">... </text:span><text:span text:style-name="T35"><text:s/></text:span><text:span text:style-name="T35"><text:line-break/></text:span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שקופית_20_כותרת" presentation:presentation-page-layout-name="AL1T0" xml:id="id20" draw:id="id2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onst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 xml:id="id21" draw:id="id2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variables – like in c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2" draw:layer="layout" svg:width="24.129cm" svg:height="15.662cm" svg:x="0.635cm" svg:y="2.752cm" presentation:class="outline" presentation:user-transformed="true">
          <draw:text-box>
            <text:p text:style-name="P23"><text:span text:style-name="T49">int</text:span><text:span text:style-name="T50"> * </text:span><text:span text:style-name="T49">const</text:span><text:span text:style-name="T50"> p1 = &amp;i; </text:span><text:span text:style-name="T51">// a const <text:s/></text:span></text:p>
            <text:p text:style-name="P23"><text:span text:style-name="T51">// pointer to an un-const variable </text:span></text:p>
            <text:list text:style-name="L10">
              <text:list-item>
                <text:p text:style-name="P23"><text:span text:style-name="T50">p1++; </text:span><text:span text:style-name="T51">// c.error </text:span></text:p>
              </text:list-item>
              <text:list-item>
                <text:p text:style-name="P23"><text:span text:style-name="T50">(*p1)++; </text:span><text:span text:style-name="T51">// ok </text:span></text:p>
              </text:list-item>
            </text:list>
            <text:p text:style-name="P23"><text:span text:style-name="T49">const</text:span><text:span text:style-name="T50"> </text:span><text:span text:style-name="T49">int</text:span><text:span text:style-name="T50"> * p2 = &amp;b; </text:span><text:span text:style-name="T51">// an un-const </text:span></text:p>
            <text:p text:style-name="P23"><text:span text:style-name="T51">// pointer to a const variable </text:span></text:p>
            <text:list text:style-name="L11">
              <text:list-item>
                <text:p text:style-name="P23"><text:span text:style-name="T50">p2++; </text:span><text:span text:style-name="T51">// ok</text:span></text:p>
              </text:list-item>
              <text:list-item>
                <text:p text:style-name="P23"><text:span text:style-name="T50">(*p2)++; </text:span><text:span text:style-name="T51">// c.error </text:span></text:p>
              </text:list-item>
            </text:list>
            <text:p text:style-name="P23"><text:span text:style-name="T49">const</text:span><text:span text:style-name="T50"> </text:span><text:span text:style-name="T49">int</text:span><text:span text:style-name="T50"> * </text:span><text:span text:style-name="T49">const</text:span><text:span text:style-name="T50"> p3 = &amp;b; </text:span><text:span text:style-name="T51">// a const // pointer to a const variable 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 xml:id="id22" draw:id="id2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&amp; functions (1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2" draw:layer="layout" svg:width="24.129cm" svg:height="15.662cm" svg:x="0.635cm" svg:y="2.752cm" presentation:class="outline" presentation:user-transformed="true">
          <draw:text-box>
            <text:p text:style-name="P16"><text:span text:style-name="T25">class</text:span><text:span text:style-name="T26"> A </text:span><text:span text:style-name="T26"><text:line-break/></text:span><text:span text:style-name="T26">{ </text:span><text:span text:style-name="T26"><text:line-break/></text:span><text:span text:style-name="T25">public</text:span><text:span text:style-name="T26">: </text:span><text:span text:style-name="T26"><text:line-break/></text:span><text:span text:style-name="T26">   </text:span><text:span text:style-name="T25">void</text:span><text:span text:style-name="T26"> foo1() </text:span><text:span text:style-name="T25">const</text:span><text:span text:style-name="T26">; </text:span><text:span text:style-name="T26"><text:line-break/></text:span><text:span text:style-name="T26">   </text:span><text:span text:style-name="T25">void</text:span><text:span text:style-name="T26"> foo2(); </text:span><text:span text:style-name="T26"><text:line-break/></text:span><text:span text:style-name="T26">}; </text:span><text:span text:style-name="T26"><text:line-break/></text:span><text:span text:style-name="T25">void</text:span><text:span text:style-name="T26"> A::foo1() </text:span><text:span text:style-name="T25">const</text:span><text:span text:style-name="T26"> </text:span><text:span text:style-name="T26"><text:line-break/></text:span><text:span text:style-name="T26">{ </text:span><text:span text:style-name="T26"><text:line-break/></text:span><text:span text:style-name="T26">} </text:span><text:span text:style-name="T26"><text:line-break/></text:span><text:span text:style-name="T25">void</text:span><text:span text:style-name="T26"> A::foo2() </text:span><text:span text:style-name="T26"><text:line-break/></text:span><text:span text:style-name="T26">{ </text:span><text:span text:style-name="T26"><text:line-break/></text:span><text:span text:style-name="T26">} </text:span></text:p>
          </draw:text-box>
        </draw:frame>
        <draw:line draw:name="Line 4" draw:style-name="gr7" draw:text-style-name="P11" draw:layer="layout" svg:x1="11.804cm" svg:y1="3.598cm" svg:x2="11.893cm" svg:y2="17.846cm">
          <text:p/>
        </draw:line>
        <draw:custom-shape draw:name="Text Box 5" draw:style-name="gr6" draw:text-style-name="P11" draw:layer="layout" svg:width="12.99cm" svg:height="21.856cm" svg:x="11.853cm" svg:y="3.598cm">
          <text:p text:style-name="P20"><text:span text:style-name="T52">int</text:span><text:span text:style-name="T53"> main() </text:span><text:span text:style-name="T53"><text:line-break/></text:span><text:span text:style-name="T53">{ </text:span><text:span text:style-name="T53"><text:line-break/></text:span><text:span text:style-name="T53">   A a; </text:span><text:span text:style-name="T53"><text:line-break/></text:span><text:span text:style-name="T53">   </text:span><text:span text:style-name="T52">const</text:span><text:span text:style-name="T53"> A ca; </text:span><text:span text:style-name="T53"><text:line-break/></text:span><text:span text:style-name="T53">   a.foo1(); </text:span><text:span text:style-name="T53"><text:line-break/></text:span><text:span text:style-name="T53">   a.foo2(); </text:span><text:span text:style-name="T53"><text:line-break/></text:span><text:span text:style-name="T53">   ca.foo1(); </text:span><text:span text:style-name="T53"><text:line-break/></text:span><text:span text:style-name="T53">   </text:span><text:span text:style-name="T54">ca.foo2(); </text:span></text:p>
          <text:p text:style-name="P20"><text:span text:style-name="T54"><text:s text:c="4"/></text:span><text:span text:style-name="T55">// comp. error </text:span><text:span text:style-name="T55"><text:line-break/></text:span><text:span text:style-name="T53">} </text:span><text:span text:style-name="T53"><text:line-break/></text:span><text:span text:style-name="T53"><text:line-break/></text:span><text:span text:style-name="T53"><text:line-break/></text:span><text:span text:style-name="T53"/></text:p>
          <text:p text:style-name="P20"><text:span text:style-name="T53"><text:line-break/></text:span><text:span text:style-name="T5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 xml:id="id23" draw:id="id23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&amp; functions (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2" draw:layer="layout" svg:width="24.129cm" svg:height="15.662cm" svg:x="0.635cm" svg:y="2.752cm" presentation:class="outline" presentation:user-transformed="true">
          <draw:text-box>
            <text:p text:style-name="P23"><text:span text:style-name="T33">class</text:span><text:span text:style-name="T34"> A </text:span><text:span text:style-name="T34"><text:line-break/></text:span><text:span text:style-name="T34">{ </text:span><text:span text:style-name="T34"><text:line-break/></text:span><text:span text:style-name="T33">public</text:span><text:span text:style-name="T34">: </text:span><text:span text:style-name="T34"><text:line-break/></text:span><text:span text:style-name="T34">   </text:span><text:span text:style-name="T33">void</text:span><text:span text:style-name="T34"> foo() </text:span><text:span text:style-name="T33">const</text:span><text:span text:style-name="T34">; </text:span><text:span text:style-name="T34"><text:line-break/></text:span><text:span text:style-name="T34">   </text:span><text:span text:style-name="T33">void</text:span><text:span text:style-name="T34"> foo(); </text:span><text:span text:style-name="T34"><text:line-break/></text:span><text:span text:style-name="T34">}; </text:span><text:span text:style-name="T34"><text:line-break/></text:span><text:span text:style-name="T33">void</text:span><text:span text:style-name="T34"> A::foo() </text:span><text:span text:style-name="T33">const</text:span><text:span text:style-name="T34"> </text:span><text:span text:style-name="T34"><text:line-break/></text:span><text:span text:style-name="T34">{ </text:span><text:span text:style-name="T34"><text:line-break/></text:span><text:span text:style-name="T34">   cout &lt;&lt; </text:span><text:span text:style-name="T56">"const foo\n";</text:span><text:span text:style-name="T34"> </text:span><text:span text:style-name="T34"><text:line-break/></text:span><text:span text:style-name="T34">} </text:span><text:span text:style-name="T34"><text:line-break/></text:span><text:span text:style-name="T33">void</text:span><text:span text:style-name="T34"> A::foo() </text:span><text:span text:style-name="T34"><text:line-break/></text:span><text:span text:style-name="T34">{ </text:span><text:span text:style-name="T34"><text:line-break/></text:span><text:span text:style-name="T34">   cout &lt;&lt; </text:span><text:span text:style-name="T56">"foo\n"</text:span><text:span text:style-name="T34">; </text:span><text:span text:style-name="T34"><text:line-break/></text:span><text:span text:style-name="T34">} </text:span></text:p>
          </draw:text-box>
        </draw:frame>
        <draw:line draw:name="Line 4" draw:style-name="gr7" draw:text-style-name="P11" draw:layer="layout" svg:x1="12.823cm" svg:y1="3.598cm" svg:x2="12.911cm" svg:y2="17.846cm">
          <text:p/>
        </draw:line>
        <draw:custom-shape draw:name="Text Box 5" draw:style-name="gr6" draw:text-style-name="P11" draw:layer="layout" svg:width="11.72cm" svg:height="14.985cm" svg:x="13.123cm" svg:y="3.598cm">
          <text:p text:style-name="P20"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A a; </text:span><text:span text:style-name="T37"><text:line-break/></text:span><text:span text:style-name="T37">   </text:span><text:span text:style-name="T36">const</text:span><text:span text:style-name="T37"> A ca; </text:span><text:span text:style-name="T37"><text:line-break/></text:span><text:span text:style-name="T37">   a.foo (); </text:span><text:span text:style-name="T37"><text:line-break/></text:span><text:span text:style-name="T37">   ca.foo();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><text:line-break/></text:span><text:span text:style-name="T37"/></text:p>
          <text:p text:style-name="P20"><text:span text:style-name="T37"><text:line-break/></text:span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44" draw:layer="layout" svg:width="9.842cm" svg:height="4.612cm" svg:x="13.97cm" svg:y="13.794cm">
          <text:p text:style-name="P42"><text:span text:style-name="T57">// output</text:span></text:p>
          <text:p text:style-name="P43"><text:span text:style-name="T58">foo</text:span></text:p>
          <text:p text:style-name="P43"><text:span text:style-name="T58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 xml:id="id24" draw:id="id24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16"><text:span text:style-name="T59">Overload resolution, again:</text:span></text:p>
            <text:p text:style-name="P45"><text:span text:style-name="T59"/></text:p>
            <text:p text:style-name="P16"><text:span text:style-name="T50">A::foo(A* </text:span><text:span text:style-name="T49">this</text:span><text:span text:style-name="T50">) </text:span><text:span text:style-name="T50"><text:line-break/></text:span><text:span text:style-name="T50"/></text:p>
            <text:p text:style-name="P16"><text:span text:style-name="T50">A::foo(</text:span><text:span text:style-name="T49">const</text:span><text:span text:style-name="T50"> A* </text:span><text:span text:style-name="T49">this</text:span><text:span text:style-name="T50">)</text:span></text:p>
            <text:p text:style-name="P16"><text:span text:style-name="T50"><text:line-break/></text:span><text:span text:style-name="T50"/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1" draw:master-page-name="כותרת_20_ותוכן" presentation:presentation-page-layout-name="AL2T11" xml:id="id25" draw:id="id25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const ref.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46" draw:layer="layout" svg:width="24.129cm" svg:height="15.662cm" svg:x="0.635cm" svg:y="2.752cm" presentation:class="outline" presentation:user-transformed="true">
          <draw:text-box>
            <text:p text:style-name="P23"><text:span text:style-name="T33">class</text:span><text:span text:style-name="T34"> Buffer { </text:span><text:span text:style-name="T34"><text:line-break/></text:span><text:span text:style-name="T34">   </text:span><text:span text:style-name="T33">size_t </text:span><text:span text:style-name="T34">_length; </text:span><text:span text:style-name="T34"><text:line-break/></text:span><text:span text:style-name="T34">   </text:span><text:span text:style-name="T33">int</text:span><text:span text:style-name="T34"> *_buf; </text:span></text:p>
            <text:p text:style-name="P23"><text:span text:style-name="T34"><text:line-break/></text:span><text:span text:style-name="T33">public</text:span><text:span text:style-name="T34">: </text:span><text:span text:style-name="T34"><text:line-break/></text:span><text:span text:style-name="T34">   Buffer (</text:span><text:span text:style-name="T33">size_t</text:span><text:span text:style-name="T34"> l): </text:span><text:span text:style-name="T34"><text:line-break/></text:span><text:span text:style-name="T34">   _length (l),</text:span></text:p>
            <text:p text:style-name="P23"><text:span text:style-name="T34"><text:s text:c="3"/></text:span><text:span text:style-name="T34">_buf (</text:span><text:span text:style-name="T33">new</text:span><text:span text:style-name="T34"> </text:span><text:span text:style-name="T33">int</text:span><text:span text:style-name="T34"> [l])  {  } </text:span></text:p>
            <text:p text:style-name="P23"><text:span text:style-name="T34"><text:line-break/></text:span><text:span text:style-name="T34">   </text:span><text:span text:style-name="T33">const</text:span><text:span text:style-name="T34"> </text:span><text:span text:style-name="T33">int</text:span><text:span text:style-name="T34">&amp; get(</text:span><text:span text:style-name="T33">size_t</text:span><text:span text:style-name="T34"> i) </text:span><text:span text:style-name="T33">const</text:span><text:span text:style-name="T34"> { </text:span><text:span text:style-name="T34"><text:line-break/></text:span><text:span text:style-name="T34">      </text:span><text:span text:style-name="T33">return</text:span><text:span text:style-name="T34"> _buf[i]; </text:span><text:span text:style-name="T34"><text:line-break/></text:span><text:span text:style-name="T34">   } </text:span><text:span text:style-name="T34"><text:line-break/></text:span><text:span text:style-name="T34">}; </text:span></text:p>
          </draw:text-box>
        </draw:frame>
        <draw:custom-shape draw:name="Text Box 4" draw:style-name="gr6" draw:text-style-name="P11" draw:layer="layout" svg:width="14.287cm" svg:height="15.186cm" svg:x="12.171cm" svg:y="3.175cm">
          <text:p text:style-name="P20"><text:span text:style-name="T36">int</text:span><text:span text:style-name="T37"> main () </text:span><text:span text:style-name="T37"><text:line-break/></text:span><text:span text:style-name="T37">{ </text:span><text:span text:style-name="T37"><text:line-break/></text:span><text:span text:style-name="T37">   Buffer buf(</text:span><text:span text:style-name="T40">5</text:span><text:span text:style-name="T37">); </text:span><text:span text:style-name="T37"><text:line-break/></text:span><text:span text:style-name="T37">   buf.get(</text:span><text:span text:style-name="T40">0</text:span><text:span text:style-name="T37">) = </text:span><text:span text:style-name="T40">3</text:span><text:span text:style-name="T37">; </text:span><text:span text:style-name="T37"><text:line-break/></text:span><text:span text:style-name="T37"> <text:s text:c="9"/></text:span><text:span text:style-name="T35">// illegal </text:span><text:span text:style-name="T35"><text:line-break/></text:span><text:span text:style-name="T35"> <text:s text:c="2"/></text:span><text:span text:style-name="T37">std::cout &lt;&lt; </text:span></text:p>
          <text:p text:style-name="P20"><text:span text:style-name="T37"><text:s text:c="3"/></text:span><text:span text:style-name="T37">buf.get(</text:span><text:span text:style-name="T40">0</text:span><text:span text:style-name="T37">);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/></text:p>
          <text:p text:style-name="P20"><text:span text:style-name="T60"><text:line-break/></text:span><text:span text:style-name="T6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065cm" svg:y2="13.123cm">
          <text:p/>
        </draw:line>
        <draw:custom-shape draw:name="Line Callout 1 1" draw:style-name="gr15" draw:text-style-name="P47" draw:layer="layout" svg:width="4.55cm" svg:height="3.174cm" svg:x="14.471cm" svg:y="14.583cm">
          <text:p text:style-name="P30"><text:span text:style-name="T41">Why</text:span><text:span text:style-name="T41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pointers – like in c" draw:style-name="dp1" draw:master-page-name="כותרת_20_ותוכן" presentation:presentation-page-layout-name="AL2T11" xml:id="id26" draw:id="id26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with pointers – like </text:span><text:span text:style-name="T3">in c</text:span></text:p>
          </draw:text-box>
        </draw:frame>
        <draw:frame draw:name="מציין מיקום של מספר שקופית 6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48" draw:layer="layout" svg:width="23.706cm" svg:height="15.874cm" svg:x="0.846cm" svg:y="2.54cm" presentation:class="outline" presentation:user-transformed="true">
          <draw:text-box>
            <text:p text:style-name="P23"><text:span text:style-name="T61">class</text:span><text:span text:style-name="T62"> B { </text:span><text:span text:style-name="T61">public</text:span><text:span text:style-name="T62">: </text:span></text:p>
            <text:p text:style-name="P23"><text:span text:style-name="T62"><text:s text:c="3"/></text:span><text:span text:style-name="T61">int</text:span><text:span text:style-name="T62"> _n; </text:span><text:span text:style-name="T62"><text:line-break/></text:span><text:span text:style-name="T62">};</text:span></text:p>
            <text:p text:style-name="P23"><text:span text:style-name="T62"><text:s/></text:span><text:span text:style-name="T62"><text:line-break/></text:span><text:span text:style-name="T61">class</text:span><text:span text:style-name="T62"> A { </text:span><text:span text:style-name="T61">public</text:span><text:span text:style-name="T62">: </text:span><text:span text:style-name="T62"><text:line-break/></text:span><text:span text:style-name="T62">   B* _p; </text:span><text:span text:style-name="T62"><text:line-break/></text:span><text:span text:style-name="T62">   A(); </text:span><text:span text:style-name="T62"><text:line-break/></text:span><text:span text:style-name="T62">   </text:span><text:span text:style-name="T61">void</text:span><text:span text:style-name="T62"> foo() </text:span><text:span text:style-name="T61">const</text:span><text:span text:style-name="T62">; </text:span><text:span text:style-name="T62"><text:line-break/></text:span><text:span text:style-name="T62">};</text:span></text:p>
            <text:p text:style-name="P23"><text:span text:style-name="T62"><text:s/></text:span><text:span text:style-name="T62"><text:line-break/></text:span><text:span text:style-name="T62">A::A() : _p(</text:span><text:span text:style-name="T61">new</text:span><text:span text:style-name="T62"> B) { </text:span><text:span text:style-name="T62"><text:line-break/></text:span><text:span text:style-name="T62">   _p-&gt;_n = </text:span><text:span text:style-name="T63">17</text:span><text:span text:style-name="T62">; </text:span><text:span text:style-name="T62"><text:line-break/></text:span><text:span text:style-name="T62">} </text:span><text:span text:style-name="T62"><text:line-break/></text:span><text:span text:style-name="T62"/></text:p>
          </draw:text-box>
        </draw:frame>
        <draw:line draw:name="Line 4" draw:style-name="gr7" draw:text-style-name="P11" draw:layer="layout" svg:x1="11.853cm" svg:y1="3.108cm" svg:x2="11.893cm" svg:y2="18.415cm">
          <text:p/>
        </draw:line>
        <draw:custom-shape draw:name="Rectangle 6" draw:style-name="gr16" draw:text-style-name="P49" draw:layer="layout" svg:width="11.641cm" svg:height="2.742cm" svg:x="0.254cm" svg:y="15.494cm">
          <text:p text:style-name="P42"><text:span text:style-name="T57">// output</text:span></text:p>
          <text:p text:style-name="P42"><text:span text:style-name="T58">17</text:span></text:p>
          <text:p text:style-name="P42"><text:span text:style-name="T58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50" draw:layer="layout" svg:width="9.68cm" svg:height="18.402cm" svg:x="13.942cm" svg:y="2.539cm">
          <draw:text-box>
            <text:p text:style-name="P23"><text:span text:style-name="T61">void</text:span><text:span text:style-name="T62"> A::foo() </text:span><text:span text:style-name="T61">const</text:span><text:span text:style-name="T62"> </text:span><text:span text:style-name="T62"><text:line-break/></text:span><text:span text:style-name="T62">{ </text:span><text:span text:style-name="T62"><text:line-break/></text:span><text:span text:style-name="T62">   </text:span><text:span text:style-name="T64">//_p++;//won’t compile <text:s text:c="3"/></text:span><text:span text:style-name="T62">_p-&gt;_n++; </text:span><text:span text:style-name="T64">// </text:span><text:span text:style-name="T64">this will ! </text:span><text:span text:style-name="T64"><text:line-break/></text:span><text:span text:style-name="T62">} </text:span></text:p>
            <text:p text:style-name="P23"><text:span text:style-name="T62"/></text:p>
            <text:p text:style-name="P23"><text:span text:style-name="T61">int</text:span><text:span text:style-name="T62"> main()</text:span><text:span text:style-name="T62"><text:line-break/></text:span><text:span text:style-name="T62">{ </text:span><text:span text:style-name="T62"><text:line-break/></text:span><text:span text:style-name="T62">   </text:span><text:span text:style-name="T61">const</text:span><text:span text:style-name="T62"> A a; </text:span><text:span text:style-name="T62"><text:line-break/></text:span><text:span text:style-name="T62"> <text:s text:c="2"/>cout &lt;&lt; </text:span><text:span text:style-name="T62"><text:line-break/></text:span><text:span text:style-name="T62"> <text:s text:c="3"/>   a._p-&gt;_n &lt;&lt; endl; </text:span><text:span text:style-name="T62"><text:line-break/></text:span><text:span text:style-name="T62">   a.foo(); </text:span><text:span text:style-name="T62"><text:line-break/></text:span><text:span text:style-name="T62"> <text:s text:c="2"/>cout &lt;&lt; </text:span><text:span text:style-name="T62"><text:line-break/></text:span><text:span text:style-name="T62"> <text:s text:c="2"/>   a._p-&gt;_n &lt;&lt; endl; </text:span></text:p>
            <text:p text:style-name="P23"><text:span text:style-name="T62">}</text:span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references" draw:style-name="dp1" draw:master-page-name="כותרת_20_ותוכן" presentation:presentation-page-layout-name="AL2T11" xml:id="id27" draw:id="id27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with references</text:span></text:p>
          </draw:text-box>
        </draw:frame>
        <draw:frame draw:name="מציין מיקום של מספר שקופית 6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23"><text:span text:style-name="T33">class</text:span><text:span text:style-name="T34"> A </text:span><text:span text:style-name="T34"><text:line-break/></text:span><text:span text:style-name="T34">{ </text:span><text:span text:style-name="T34"><text:line-break/></text:span><text:span text:style-name="T33">public</text:span><text:span text:style-name="T34">: </text:span><text:span text:style-name="T34"><text:line-break/></text:span><text:span text:style-name="T34">   </text:span><text:span text:style-name="T33">int</text:span><text:span text:style-name="T34"> &amp; _i; </text:span><text:span text:style-name="T34"><text:line-break/></text:span><text:span text:style-name="T34">   A(</text:span><text:span text:style-name="T33">int</text:span><text:span text:style-name="T34"> &amp;i); </text:span><text:span text:style-name="T34"><text:line-break/></text:span><text:span text:style-name="T34">   </text:span><text:span text:style-name="T33">void</text:span><text:span text:style-name="T34"> foo() </text:span><text:span text:style-name="T33">const</text:span><text:span text:style-name="T34">; </text:span><text:span text:style-name="T34"><text:line-break/></text:span><text:span text:style-name="T34">}; </text:span><text:span text:style-name="T34"><text:line-break/></text:span><text:span text:style-name="T34">A::A(</text:span><text:span text:style-name="T33">int</text:span><text:span text:style-name="T34"> &amp;i) : _i(i) </text:span><text:span text:style-name="T34"><text:line-break/></text:span><text:span text:style-name="T34">{ </text:span><text:span text:style-name="T34"><text:line-break/></text:span><text:span text:style-name="T34">    </text:span><text:span text:style-name="T34"><text:line-break/></text:span><text:span text:style-name="T34">} </text:span><text:span text:style-name="T34"><text:line-break/></text:span><text:span text:style-name="T33">void</text:span><text:span text:style-name="T34"> A::foo() </text:span><text:span text:style-name="T33">const</text:span><text:span text:style-name="T34"> </text:span><text:span text:style-name="T34"><text:line-break/></text:span><text:span text:style-name="T34">{ </text:span><text:span text:style-name="T34"><text:line-break/></text:span><text:span text:style-name="T34">   _i++; </text:span><text:span text:style-name="T34"><text:line-break/></text:span><text:span text:style-name="T34">} 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   </text:span><text:span text:style-name="T33">int</text:span><text:span text:style-name="T34"> i = </text:span><text:span text:style-name="T65">5</text:span><text:span text:style-name="T34">; </text:span><text:span text:style-name="T34"><text:line-break/></text:span><text:span text:style-name="T34">   </text:span><text:span text:style-name="T33">const</text:span><text:span text:style-name="T34"> A a (i); </text:span><text:span text:style-name="T34"><text:line-break/></text:span><text:span text:style-name="T34">   std::cout &lt;&lt; </text:span><text:span text:style-name="T34"><text:line-break/></text:span><text:span text:style-name="T34">   a._i &lt;&lt; std::endl; </text:span><text:span text:style-name="T34"><text:line-break/></text:span><text:span text:style-name="T34">   a.foo(); </text:span><text:span text:style-name="T34"><text:line-break/></text:span><text:span text:style-name="T34">   std::cout &lt;&lt; </text:span><text:span text:style-name="T34"><text:line-break/></text:span><text:span text:style-name="T34">   a._i &lt;&lt; std::endl; </text:span><text:span text:style-name="T34"><text:line-break/></text:span><text:span text:style-name="T34">} </text:span></text:p>
          </draw:text-box>
        </draw:frame>
        <draw:line draw:name="Line 4" draw:style-name="gr7" draw:text-style-name="P11" draw:layer="layout" svg:x1="11.853cm" svg:y1="3.32cm" svg:x2="11.893cm" svg:y2="18.203cm">
          <text:p/>
        </draw:line>
        <draw:custom-shape draw:name="Rectangle 6" draw:style-name="gr18" draw:text-style-name="P51" draw:layer="layout" svg:width="12.382cm" svg:height="2.742cm" svg:x="12.171cm" svg:y="15.663cm">
          <text:p text:style-name="P42"><text:span text:style-name="T57">// output</text:span></text:p>
          <text:p text:style-name="P43"><text:span text:style-name="T58">5</text:span></text:p>
          <text:p text:style-name="P43"><text:span text:style-name="T5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." draw:style-name="dp1" draw:master-page-name="כותרת_20_ותוכן" presentation:presentation-page-layout-name="AL2T11" xml:id="id28" draw:id="id28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nitialization of const and ref.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2" draw:layer="layout" svg:width="24.129cm" svg:height="15.662cm" svg:x="0.635cm" svg:y="2.752cm" presentation:class="outline" presentation:user-transformed="true">
          <draw:text-box>
            <text:p text:style-name="P23"><text:span text:style-name="T33">class</text:span><text:span text:style-name="T34"> A </text:span><text:span text:style-name="T34"><text:line-break/></text:span><text:span text:style-name="T34">{ </text:span><text:span text:style-name="T34"><text:line-break/></text:span><text:span text:style-name="T34">   </text:span><text:span text:style-name="T33">int</text:span><text:span text:style-name="T34">&amp; _a; </text:span><text:span text:style-name="T34"><text:line-break/></text:span><text:span text:style-name="T34">   </text:span><text:span text:style-name="T33">const</text:span><text:span text:style-name="T34"> </text:span><text:span text:style-name="T33">int</text:span><text:span text:style-name="T34"> _b; </text:span><text:span text:style-name="T34"><text:line-break/></text:span><text:span text:style-name="T33">public</text:span><text:span text:style-name="T34">: </text:span><text:span text:style-name="T34"><text:line-break/></text:span><text:span text:style-name="T34">   A(</text:span><text:span text:style-name="T33">int</text:span><text:span text:style-name="T34">&amp; a); </text:span><text:span text:style-name="T34"><text:line-break/></text:span><text:span text:style-name="T34">}; </text:span><text:span text:style-name="T34"><text:line-break/></text:span><text:span text:style-name="T34">A::A(</text:span><text:span text:style-name="T33">int</text:span><text:span text:style-name="T34">&amp; a) </text:span><text:span text:style-name="T34"><text:line-break/></text:span><text:span text:style-name="T34">{ </text:span><text:span text:style-name="T34"><text:line-break/></text:span><text:span text:style-name="T34">   _a = a; </text:span><text:span text:style-name="T34"><text:line-break/></text:span><text:span text:style-name="T34">   _b = </text:span><text:span text:style-name="T65">5</text:span><text:span text:style-name="T34">; </text:span><text:span text:style-name="T34"><text:line-break/></text:span><text:span text:style-name="T34">} </text:span><text:span text:style-name="T34"><text:line-break/></text:span><text:span text:style-name="T34"><text:line-break/></text:span><text:span text:style-name="T34"><text:line-break/></text:span><text:span text:style-name="T34"/></text:p>
            <text:p text:style-name="P23"><text:span text:style-name="T34"><text:line-break/></text:span><text:span text:style-name="T34"/></text:p>
          </draw:text-box>
        </draw:frame>
        <draw:line draw:name="Line 5" draw:style-name="gr7" draw:text-style-name="P11" draw:layer="layout" svg:x1="13.123cm" svg:y1="2.54cm" svg:x2="13.124cm" svg:y2="18.415cm">
          <text:p/>
        </draw:line>
        <draw:custom-shape draw:name="Rectangle 8" draw:style-name="gr19" draw:text-style-name="P53" draw:layer="layout" svg:width="23.185cm" svg:height="5.079cm" svg:x="1.79cm" svg:y="13.97cm">
          <text:p text:style-name="P52"><text:span text:style-name="T66">// compilation error</text:span></text:p>
          <text:p text:style-name="P52"><text:span text:style-name="T67">Const and ref vars must initialized in their declaration (when they are created): </text:span></text:p>
          <text:p text:style-name="P52"><text:span text:style-name="T67">For fields of a class it’s in the initialization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" draw:style-name="dp1" draw:master-page-name="כותרת_20_ותוכן" presentation:presentation-page-layout-name="AL2T11" xml:id="id29" draw:id="id29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nitialization of const and ref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2" draw:layer="layout" svg:width="24.129cm" svg:height="15.662cm" svg:x="0.635cm" svg:y="2.752cm" presentation:class="outline" presentation:user-transformed="true">
          <draw:text-box>
            <text:p text:style-name="P23"><text:span text:style-name="T33">class</text:span><text:span text:style-name="T34"> A </text:span><text:span text:style-name="T34"><text:line-break/></text:span><text:span text:style-name="T34">{ </text:span><text:span text:style-name="T34"><text:line-break/></text:span><text:span text:style-name="T34">   </text:span><text:span text:style-name="T33">int</text:span><text:span text:style-name="T34">&amp; _a; </text:span><text:span text:style-name="T34"><text:line-break/></text:span><text:span text:style-name="T34">   </text:span><text:span text:style-name="T33">const</text:span><text:span text:style-name="T34"> </text:span><text:span text:style-name="T33">int</text:span><text:span text:style-name="T34"> _b; </text:span><text:span text:style-name="T34"><text:line-break/></text:span><text:span text:style-name="T33">public</text:span><text:span text:style-name="T34">: </text:span><text:span text:style-name="T34"><text:line-break/></text:span><text:span text:style-name="T34">   A(</text:span><text:span text:style-name="T33">int</text:span><text:span text:style-name="T34">&amp; a); </text:span><text:span text:style-name="T34"><text:line-break/></text:span><text:span text:style-name="T34">}; </text:span><text:span text:style-name="T34"><text:line-break/></text:span><text:span text:style-name="T34">A::A(</text:span><text:span text:style-name="T33">int</text:span><text:span text:style-name="T34">&amp; a) </text:span><text:span text:style-name="T34"><text:line-break/></text:span><text:span text:style-name="T34">{ </text:span><text:span text:style-name="T34"><text:line-break/></text:span><text:span text:style-name="T34">   _a = a; </text:span><text:span text:style-name="T34"><text:line-break/></text:span><text:span text:style-name="T34">   _b = </text:span><text:span text:style-name="T65">5</text:span><text:span text:style-name="T34">; </text:span><text:span text:style-name="T34"><text:line-break/></text:span><text:span text:style-name="T34">} </text:span><text:span text:style-name="T34"><text:line-break/></text:span><text:span text:style-name="T34"><text:line-break/></text:span><text:span text:style-name="T34"><text:line-break/></text:span><text:span text:style-name="T34"/></text:p>
            <text:p text:style-name="P23"><text:span text:style-name="T34"><text:line-break/></text:span><text:span text:style-name="T34"/></text:p>
          </draw:text-box>
        </draw:frame>
        <draw:line draw:name="Line 5" draw:style-name="gr7" draw:text-style-name="P11" draw:layer="layout" svg:x1="13.123cm" svg:y1="2.54cm" svg:x2="13.124cm" svg:y2="18.415cm">
          <text:p/>
        </draw:line>
        <draw:custom-shape draw:name="Rectangle 8" draw:style-name="gr20" draw:text-style-name="P54" draw:layer="layout" svg:width="11.12cm" svg:height="5.079cm" svg:x="1.79cm" svg:y="13.97cm">
          <text:p text:style-name="P52"><text:span text:style-name="T66">// compilati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" draw:text-style-name="P11" draw:layer="layout" svg:width="11.641cm" svg:height="14.181cm" svg:x="13.758cm" svg:y="2.54cm">
          <text:p text:style-name="P18"><text:span text:style-name="T36">class</text:span><text:span text:style-name="T37"> A </text:span><text:span text:style-name="T37"><text:line-break/></text:span><text:span text:style-name="T37">{ </text:span><text:span text:style-name="T37"><text:line-break/></text:span><text:span text:style-name="T37">   </text:span><text:span text:style-name="T36">int</text:span><text:span text:style-name="T37">&amp; _a; </text:span><text:span text:style-name="T37"><text:line-break/></text:span><text:span text:style-name="T37">   </text:span><text:span text:style-name="T36">const</text:span><text:span text:style-name="T37"> </text:span><text:span text:style-name="T36">int</text:span><text:span text:style-name="T37"> _b; </text:span><text:span text:style-name="T37"><text:line-break/></text:span><text:span text:style-name="T36">public</text:span><text:span text:style-name="T37">: </text:span><text:span text:style-name="T37"><text:line-break/></text:span><text:span text:style-name="T37">   A(</text:span><text:span text:style-name="T36">int</text:span><text:span text:style-name="T37">&amp; a); </text:span><text:span text:style-name="T37"><text:line-break/></text:span><text:span text:style-name="T37">}; </text:span><text:span text:style-name="T37"><text:line-break/></text:span><text:span text:style-name="T37">A::A(</text:span><text:span text:style-name="T36">int</text:span><text:span text:style-name="T37">&amp; a) <text:s/></text:span><text:span text:style-name="T37"><text:line-break/></text:span><text:span text:style-name="T37"> : _a(a), _b(</text:span><text:span text:style-name="T40">5</text:span><text:span text:style-name="T37">) </text:span><text:span text:style-name="T37"><text:line-break/></text:span><text:span text:style-name="T37">{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><text:line-break/></text:span><text:span text:style-name="T37"/></text:p>
          <text:p text:style-name="P18"><text:span text:style-name="T60"><text:line-break/></text:span><text:span text:style-name="T6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" draw:text-style-name="P55" draw:layer="layout" svg:width="11.12cm" svg:height="5.079cm" svg:x="13.758cm" svg:y="13.97cm">
          <text:p text:style-name="P52"><text:span text:style-name="T68">// compiles 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23" draw:text-style-name="P11" draw:layer="layout" svg:width="7.407cm" svg:height="1.057cm" svg:x="13.758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 xml:id="id30" draw:id="id30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2" draw:layer="layout" svg:width="23.706cm" svg:height="15.874cm" svg:x="0.847cm" svg:y="2.54cm" presentation:class="outline" presentation:user-transformed="true">
          <draw:text-box>
            <text:list text:style-name="L12">
              <text:list-item>
                <text:p text:style-name="P56"><text:span text:style-name="T69">mutable </text:span><text:span text:style-name="T70">means that a variable can be changed by a const function (even if the object is const)</text:span></text:p>
              </text:list-item>
              <text:list-item>
                <text:p text:style-name="P56"><text:span text:style-name="T70">Can be applied only to </text:span><text:span text:style-name="T71">non-static and non-const data members of a class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 xml:id="id31" draw:id="id3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16"><text:span text:style-name="T69">class</text:span><text:span text:style-name="T72"> X</text:span></text:p>
            <text:p text:style-name="P16"><text:span text:style-name="T72">{ </text:span><text:span text:style-name="T72"><text:line-break/></text:span><text:span text:style-name="T69">public</text:span><text:span text:style-name="T72">:</text:span></text:p>
            <text:p text:style-name="P16"><text:span text:style-name="T72"><text:s text:c="2"/></text:span><text:span text:style-name="T72">...</text:span></text:p>
            <text:p text:style-name="P16"><text:span text:style-name="T72"><text:s text:c="2"/></text:span><text:span text:style-name="T72">X() : _fooAccessCount(0) {}</text:span></text:p>
            <text:p text:style-name="P16"><text:span text:style-name="T72"> </text:span></text:p>
            <text:p text:style-name="P16"><text:span text:style-name="T72">  </text:span><text:span text:style-name="T69">bool</text:span><text:span text:style-name="T72"> foo() </text:span><text:span text:style-name="T69">const</text:span><text:span text:style-name="T72"> </text:span><text:span text:style-name="T72"><text:line-break/></text:span><text:span text:style-name="T72">   { </text:span><text:span text:style-name="T72"><text:line-break/></text:span><text:span text:style-name="T72">      ++_fooAccessCount;</text:span></text:p>
            <text:p text:style-name="P16"><text:span text:style-name="T72"><text:s text:c="6"/></text:span><text:span text:style-name="T72">... </text:span><text:span text:style-name="T72"><text:line-break/></text:span><text:span text:style-name="T72">   } </text:span></text:p>
            <text:p text:style-name="P16"><text:span text:style-name="T72"><text:s text:c="3"/></text:span><text:span text:style-name="T69">unsigned int </text:span><text:span text:style-name="T72">fooAccessCount() { return _fooAccessCount; }</text:span><text:span text:style-name="T72"><text:line-break/></text:span><text:span text:style-name="T72"/></text:p>
            <text:p text:style-name="P16"><text:span text:style-name="T69">private</text:span><text:span text:style-name="T72">: </text:span><text:span text:style-name="T72"><text:line-break/></text:span><text:span text:style-name="T72">   </text:span><text:span text:style-name="T69">mutable unsigned int </text:span><text:span text:style-name="T72">_fooAccessCount; </text:span><text:span text:style-name="T72"><text:line-break/></text:span><text:span text:style-name="T72">}; </text:span><text:span text:style-name="T72"><text:line-break/></text:span><text:span text:style-name="T72"/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 xml:id="id32" draw:id="id32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example 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16"><text:span text:style-name="T69">class</text:span><text:span text:style-name="T72"> Shape</text:span></text:p>
            <text:p text:style-name="P16"><text:span text:style-name="T72">{ </text:span><text:span text:style-name="T72"><text:line-break/></text:span><text:span text:style-name="T69">public</text:span><text:span text:style-name="T72">:</text:span></text:p>
            <text:p text:style-name="P16"><text:span text:style-name="T72"><text:s text:c="2"/></text:span><text:span text:style-name="T72">...</text:span></text:p>
            <text:p text:style-name="P16"><text:span text:style-name="T69"><text:s text:c="2"/></text:span><text:span text:style-name="T69">void </text:span><text:span text:style-name="T72">set...(...) { _areaNeedUpdate= </text:span><text:span text:style-name="T69">true</text:span><text:span text:style-name="T72">; ... }</text:span><text:span text:style-name="T69"> </text:span><text:span text:style-name="T72">  </text:span></text:p>
            <text:p text:style-name="P16"><text:span text:style-name="T69"><text:s text:c="2"/></text:span><text:span text:style-name="T69">double</text:span><text:span text:style-name="T72"> area() </text:span><text:span text:style-name="T69">const</text:span><text:span text:style-name="T72"> </text:span><text:span text:style-name="T72"><text:line-break/></text:span><text:span text:style-name="T72">   { </text:span><text:span text:style-name="T72"><text:line-break/></text:span><text:span text:style-name="T72">      if (_areaNeedUpdate) {</text:span></text:p>
            <text:p text:style-name="P16"><text:span text:style-name="T72"><text:s text:c="9"/></text:span><text:span text:style-name="T72">...</text:span></text:p>
            <text:p text:style-name="P16"><text:span text:style-name="T72"><text:s text:c="9"/></text:span><text:span text:style-name="T72">_areaNeedUpdate= </text:span><text:span text:style-name="T69">false</text:span><text:span text:style-name="T72">;</text:span></text:p>
            <text:p text:style-name="P16"><text:span text:style-name="T72"><text:s text:c="6"/></text:span><text:span text:style-name="T72">}</text:span></text:p>
            <text:p text:style-name="P16"><text:span text:style-name="T72"><text:s text:c="6"/></text:span><text:span text:style-name="T72">return _area; </text:span><text:span text:style-name="T72"><text:line-break/></text:span><text:span text:style-name="T72">   } </text:span></text:p>
            <text:p text:style-name="P16"><text:span text:style-name="T69">private</text:span><text:span text:style-name="T72">: </text:span><text:span text:style-name="T72"><text:line-break/></text:span><text:span text:style-name="T72">   </text:span><text:span text:style-name="T69">mutable bool </text:span><text:span text:style-name="T72">_areaNeedUpdate= </text:span><text:span text:style-name="T69">true</text:span><text:span text:style-name="T72">;</text:span></text:p>
            <text:p text:style-name="P16"><text:span text:style-name="T72"><text:s text:c="3"/></text:span><text:span text:style-name="T69">mutable double </text:span><text:span text:style-name="T72">_area;</text:span><text:span text:style-name="T72"><text:line-break/></text:span><text:span text:style-name="T72">}; </text:span><text:span text:style-name="T72"><text:line-break/></text:span><text:span text:style-name="T72"/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כותרת_20_ותוכן" presentation:presentation-page-layout-name="AL2T11" xml:id="id33" draw:id="id33">
        <office:forms form:automatic-focus="false" form:apply-design-mode="false"/>
        <draw:frame presentation:style-name="pr11" draw:text-style-name="P58" draw:layer="layout" svg:width="23.706cm" svg:height="1.776cm" svg:x="0.847cm" svg:y="0.763cm" presentation:class="title" presentation:user-transformed="true">
          <draw:text-box>
            <text:p text:style-name="P57"><text:span text:style-name="T73">Copy Constructor</text:span><text:span text:style-name="T74"> (folder 3)</text:span></text:p>
          </draw:text-box>
        </draw:frame>
        <draw:frame draw:style-name="gr24" draw:text-style-name="P59" draw:layer="layout" svg:width="23.368cm" svg:height="10.205cm" svg:x="1.016cm" svg:y="3.556cm">
          <draw:text-box>
            <text:list text:style-name="L1">
              <text:list-item>
                <text:p xml:id="id34" text:id="id34"><text:span text:style-name="T75">Called whenever </text:span><text:span text:style-name="T75">an object of type </text:span><text:span text:style-name="T75">T is copied.</text:span></text:p>
              </text:list-item>
              <text:list-item>
                <text:p xml:id="id35" text:id="id35"><text:span text:style-name="T75">Copy </text:span><text:span text:style-name="T75">Constructor to </text:span><text:span text:style-name="T75">class T</text:span><text:span text:style-name="T75"><text:line-break/></text:span><text:span text:style-name="T75">gets as </text:span><text:span text:style-name="T75">argument </text:span><text:span text:style-name="T76">const </text:span><text:span text:style-name="T76">T&amp; </text:span><text:span text:style-name="T77">(Why?)</text:span></text:p>
              </text:list-item>
              <text:list-item>
                <text:p xml:id="id36" text:id="id36"><text:span text:style-name="T78">You should </text:span><text:span text:style-name="T78">consider for each </text:span><text:span text:style-name="T78">class whether it </text:span><text:span text:style-name="T78">needs </text:span><text:span text:style-name="T79">deep </text:span><text:span text:style-name="T79">copy</text:span><text:span text:style-name="T78"> or </text:span><text:span text:style-name="T79">shallow </text:span><text:span text:style-name="T79">copy</text:span><text:span text:style-name="T78">.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fill-image draw:name="msFillBitmap_20_15" draw:display-name="msFillBitmap 15" xlink:href="Pictures/100000000000001000000001D32C84ABC71FCAFD.png" xlink:type="simple" xlink:show="embed" xlink:actuate="onLoad"/>
    <draw:fill-image draw:name="msFillBitmap_20_16" draw:display-name="msFillBitmap 16" xlink:href="Pictures/100000000000001000000001D32C84ABC71FCAFD.png" xlink:type="simple" xlink:show="embed" xlink:actuate="onLoad"/>
    <draw:fill-image draw:name="msFillBitmap_20_17" draw:display-name="msFillBitmap 17" xlink:href="Pictures/100000000000001000000001D32C84ABC71FCAFD.png" xlink:type="simple" xlink:show="embed" xlink:actuate="onLoad"/>
    <draw:fill-image draw:name="msFillBitmap_20_18" draw:display-name="msFillBitmap 18" xlink:href="Pictures/100000000000001000000001D32C84ABC71FCAFD.png" xlink:type="simple" xlink:show="embed" xlink:actuate="onLoad"/>
    <draw:fill-image draw:name="msFillBitmap_20_19" draw:display-name="msFillBitmap 19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21">21/3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21">21/3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39</meta:editing-cycles>
    <meta:print-date>1999-11-04T13:06:28</meta:print-date>
    <meta:creation-date>1999-10-10T10:49:40</meta:creation-date>
    <dc:date>2018-03-21T11:44:18.371541696</dc:date>
    <meta:editing-duration>P27DT9H11M19S</meta:editing-duration>
    <meta:generator>LibreOffice/5.1.6.2$Linux_X86_64 LibreOffice_project/10m0$Build-2</meta:generator>
    <meta:document-statistic meta:object-count="257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